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1" svg:font-family="'Lohit Hindi'" style:font-family-generic="modern" style:font-pitch="fixed"/>
    <style:font-face style:name="Cabin" svg:font-family="Cabin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ejaVu Sans1" svg:font-family="'DejaVu Sans'" style:font-family-generic="swiss" style:font-pitch="variable"/>
    <style:font-face style:name="Droid Sans Hebrew" svg:font-family="'Droid Sans Hebre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fo:min-height="12.178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style:font-name="Liberation Serif"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200080" style:font-name="Liberation Serif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595979" style:font-name="Liberation Serif" fo:font-size="24pt" style:font-size-asian="24pt" style:font-size-complex="24pt"/>
    </style:style>
    <style:style style:name="T4" style:family="text">
      <style:text-properties fo:color="#406080" style:font-name="Liberation Serif" fo:font-size="24pt" style:font-size-asian="24pt" style:font-size-complex="24pt"/>
    </style:style>
    <style:style style:name="T5" style:family="text">
      <style:text-properties fo:color="#000020" style:font-name="Liberation Serif" fo:font-size="24pt" style:font-size-asian="24pt" style:font-size-complex="24pt"/>
    </style:style>
    <style:style style:name="T6" style:family="text">
      <style:text-properties fo:color="#308080" style:font-name="Liberation Serif" fo:font-size="24pt" style:font-size-asian="24pt" style:font-size-complex="24pt"/>
    </style:style>
    <style:style style:name="T7" style:family="text">
      <style:text-properties fo:color="#008c00" style:font-name="Liberation Serif" fo:font-size="24pt" style:font-size-asian="24pt" style:font-size-complex="24pt"/>
    </style:style>
    <style:style style:name="T8" style:family="text">
      <style:text-properties fo:color="#0066ee" style:font-name="Liberation Serif" fo:font-size="24pt" style:font-size-asian="24pt" style:font-size-complex="24pt"/>
    </style:style>
    <style:style style:name="T9" style:family="text">
      <style:text-properties fo:color="#003060" style:font-name="Liberation Serif" fo:font-size="24pt" style:font-size-asian="24pt" style:font-size-complex="24pt"/>
    </style:style>
    <style:style style:name="T10" style:family="text">
      <style:text-properties fo:color="#406080" style:font-name="Liberation Serif" fo:font-size="24pt" style:font-name-asian="Lohit Hindi1" style:font-size-asian="24pt" style:font-size-complex="24pt"/>
    </style:style>
    <style:style style:name="T11" style:family="text">
      <style:text-properties fo:color="#000020" style:font-name="Liberation Serif" fo:font-size="24pt" style:font-name-asian="Lohit Hindi1" style:font-size-asian="24pt" style:font-size-complex="24pt"/>
    </style:style>
    <style:style style:name="T12" style:family="text">
      <style:text-properties fo:color="#595979" style:font-name="Liberation Serif" fo:font-size="24pt" style:font-name-asian="Lohit Hindi1" style:font-size-asian="24pt" style:font-size-complex="24pt"/>
    </style:style>
    <style:style style:name="T13" style:family="text">
      <style:text-properties style:font-name="Liberation Serif" fo:font-size="24pt" style:font-size-asian="24pt" style:font-size-complex="24pt"/>
    </style:style>
    <style:style style:name="T14" style:family="text">
      <style:text-properties fo:color="#200080" style:font-name="Liberation Serif" fo:font-weight="bold" style:font-weight-asian="bold" style:font-weight-complex="bold"/>
    </style:style>
    <style:style style:name="T15" style:family="text">
      <style:text-properties fo:color="#595979" style:font-name="Liberation Serif"/>
    </style:style>
    <style:style style:name="T16" style:family="text">
      <style:text-properties fo:color="#406080" style:font-name="Liberation Serif"/>
    </style:style>
    <style:style style:name="T17" style:family="text">
      <style:text-properties style:font-name="Liberation Serif"/>
    </style:style>
    <style:style style:name="T18" style:family="text">
      <style:text-properties fo:color="#000020" style:font-name="Liberation Serif"/>
    </style:style>
    <style:style style:name="T19" style:family="text">
      <style:text-properties fo:color="#308080" style:font-name="Liberation Serif"/>
    </style:style>
    <style:style style:name="T20" style:family="text">
      <style:text-properties fo:color="#008c00" style:font-name="Liberation Serif"/>
    </style:style>
    <style:style style:name="T21" style:family="text">
      <style:text-properties fo:color="#200080" fo:font-weight="bold" style:font-weight-asian="bold" style:font-weight-complex="bold"/>
    </style:style>
    <style:style style:name="T22" style:family="text">
      <style:text-properties fo:color="#406080"/>
    </style:style>
    <style:style style:name="T23" style:family="text">
      <style:text-properties fo:color="#000020"/>
    </style:style>
    <style:style style:name="T24" style:family="text">
      <style:text-properties fo:color="#008c00"/>
    </style:style>
    <style:style style:name="T25" style:family="text">
      <style:text-properties fo:color="#59597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5.199cm" svg:height="12.178cm" svg:x="2.087cm" svg:y="3.746cm" presentation:class="subtitle" presentation:user-transformed="true">
          <draw:text-box>
            <text:p><text:span text:style-name="T1">Generic Math Programming</text:span></text:p>
            <text:p><text:span text:style-name="T1">with</text:span></text:p>
            <text:p><text:span text:style-name="T1">Boost.Math and Boost.Multiprecision</text:span></text:p>
            <text:p><text:span text:style-name="T1">librari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Boost.Math</text:p>
          </draw:text-box>
        </draw:frame>
        <draw:frame presentation:style-name="pr4" draw:layer="layout" svg:width="22.5cm" svg:height="14.986cm" svg:x="4.17cm" svg:y="4.826cm" presentation:class="outline" presentation:user-transformed="true">
          <draw:text-box>
            <text:list text:style-name="L2">
              <text:list-item>
                <text:p>Statistical Distributions:</text:p>
              </text:list-item>
            </text:list>
            <text:list text:style-name="L3">
              <text:list-item>
                <text:list>
                  <text:list-item>
                    <text:p>continuos;</text:p>
                  </text:list-item>
                  <text:list-item>
                    <text:p>discrete;</text:p>
                  </text:list-item>
                </text:list>
              </text:list-item>
            </text:list>
            <text:list text:style-name="L2">
              <text:list-item>
                <text:p>Mathematical Special Functions:</text:p>
              </text:list-item>
            </text:list>
            <text:list text:style-name="L3">
              <text:list-item>
                <text:list>
                  <text:list-item>
                    <text:p>gamma, beta &amp; erf;</text:p>
                  </text:list-item>
                  <text:list-item>
                    <text:p>factorials and binomial coefficients;</text:p>
                  </text:list-item>
                  <text:list-item>
                    <text:p>Bessel functions;</text:p>
                  </text:list-item>
                  <text:list-item>
                    <text:p>elliptic integrals and functions;</text:p>
                  </text:list-item>
                  <text:list-item>
                    <text:p>…;</text:p>
                  </text:list-item>
                </text:list>
              </text:list-item>
            </text:list>
            <text:list text:style-name="L2">
              <text:list-item>
                <text:p>Implementation Toolkit:</text:p>
              </text:list-item>
            </text:list>
            <text:list text:style-name="L3">
              <text:list-item>
                <text:list>
                  <text:list-item>
                    <text:p>infinite series;</text:p>
                  </text:list-item>
                  <text:list-item>
                    <text:p>continued fractions;</text:p>
                  </text:list-item>
                  <text:list-item>
                    <text:p>rational approximations;</text:p>
                  </text:list-item>
                  <text:list-item>
                    <text:p>…;</text:p>
                  </text:list-item>
                </text:list>
              </text:list-item>
            </text:list>
            <text:list text:style-name="L4">
              <text:list-item>
                <text:p>Multiprecision Constants, Quaternions, Octonions...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Boost.Multiprecision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Front-end:</text:p>
              </text:list-item>
            </text:list>
            <text:list text:style-name="L3">
              <text:list-item>
                <text:list>
                  <text:list-item>
                    <text:p>expression templates enabling;</text:p>
                  </text:list-item>
                  <text:list-item>
                    <text:p>operator overloading;</text:p>
                  </text:list-item>
                  <text:list-item>
                    <text:p>code reduction;</text:p>
                  </text:list-item>
                </text:list>
              </text:list-item>
            </text:list>
            <text:list text:style-name="L2">
              <text:list-item>
                <text:p>Back-end:</text:p>
              </text:list-item>
            </text:list>
            <text:list text:style-name="L3">
              <text:list-item>
                <text:list>
                  <text:list-item>
                    <text:p>GMP;</text:p>
                  </text:list-item>
                  <text:list-item>
                    <text:p>MPFR;</text:p>
                  </text:list-item>
                  <text:list-item>
                    <text:p>MPIR;</text:p>
                  </text:list-item>
                  <text:list-item>
                    <text:p>TomMath;</text:p>
                  </text:list-item>
                  <text:list-item>
                    <text:p>cpp_dec/bin_int/float/ra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pp_int backend</text:p>
          </draw:text-box>
        </draw:frame>
        <draw:frame presentation:style-name="pr4" draw:text-style-name="P2" draw:layer="layout" svg:width="22.174cm" svg:height="14.238cm" svg:x="4.826cm" svg:y="5.066cm" presentation:class="outline" presentation:user-transformed="true">
          <draw:text-box>
            <text:p><text:span text:style-name="T2">namespace</text:span><text:span text:style-name="T3"> boost</text:span><text:span text:style-name="T4">{</text:span><text:span text:style-name="T3"> </text:span><text:span text:style-name="T2">namespace</text:span><text:span text:style-name="T3"> multiprecision</text:span><text:span text:style-name="T4">{</text:span></text:p>
            <text:p><text:span text:style-name="T4"/></text:p>
            <text:p><text:span text:style-name="T2">template</text:span><text:span text:style-name="T5"> </text:span><text:span text:style-name="T4">&lt;</text:span><text:span text:style-name="T2">unsigned</text:span><text:span text:style-name="T5"> MinDigits </text:span><text:span text:style-name="T6">=</text:span><text:span text:style-name="T5"> </text:span><text:span text:style-name="T7">0</text:span><text:span text:style-name="T6">,</text:span></text:p>
            <text:p><text:span text:style-name="T5"><text:s text:c="10"/></text:span><text:span text:style-name="T2">unsigned</text:span><text:span text:style-name="T5"> MaxDits </text:span><text:span text:style-name="T6">=</text:span><text:span text:style-name="T5"> </text:span><text:span text:style-name="T7">0</text:span><text:span text:style-name="T6">,</text:span></text:p>
            <text:p><text:span text:style-name="T5"><text:s text:c="10"/></text:span><text:span text:style-name="T5">cpp_integer_type SignType </text:span><text:span text:style-name="T6">=</text:span><text:span text:style-name="T5"> signed_magnitude</text:span><text:span text:style-name="T6">,</text:span></text:p>
            <text:p><text:span text:style-name="T5"><text:s text:c="10"/></text:span><text:span text:style-name="T5">cpp_int_check_type Checked </text:span><text:span text:style-name="T6">=</text:span><text:span text:style-name="T5"> unchecked</text:span><text:span text:style-name="T6">,</text:span></text:p>
            <text:p><text:span text:style-name="T5"><text:s text:c="10"/></text:span><text:span text:style-name="T2">class</text:span><text:span text:style-name="T5"> Allocator </text:span><text:span text:style-name="T6">=</text:span><text:span text:style-name="T5"> </text:span><text:span text:style-name="T8">std</text:span><text:span text:style-name="T4">::</text:span><text:span text:style-name="T9">allocator</text:span><text:span text:style-name="T4">&lt;</text:span><text:span text:style-name="T5">limb_type</text:span><text:span text:style-name="T4">&gt;</text:span><text:span text:style-name="T5"> </text:span><text:span text:style-name="T4">&gt;</text:span></text:p>
            <text:p><text:span text:style-name="T2">class</text:span><text:span text:style-name="T5"> cpp_int_backend</text:span><text:span text:style-name="T4">;</text:span></text:p>
            <text:p><text:span text:style-name="T10"/></text:p>
            <text:p><text:span text:style-name="T10">}}</text:span><text:span text:style-name="T11"> </text:span><text:span text:style-name="T12">// namespace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pp_int backend</text:p>
          </draw:text-box>
        </draw:frame>
        <draw:frame presentation:style-name="pr4" draw:text-style-name="P2" draw:layer="layout" svg:width="22.606cm" svg:height="13.222cm" svg:x="4.826cm" svg:y="5.066cm" presentation:class="outline" presentation:user-transformed="true">
          <draw:text-box>
            <text:p text:style-name="P3"><text:span text:style-name="T2">namespace</text:span><text:span text:style-name="T3"> boost</text:span><text:span text:style-name="T4">{</text:span><text:span text:style-name="T3"> </text:span><text:span text:style-name="T2">namespace</text:span><text:span text:style-name="T3"> multiprecision</text:span><text:span text:style-name="T4">{</text:span></text:p>
            <text:p text:style-name="P3"><text:span text:style-name="T13"/></text:p>
            <text:p text:style-name="P3"><text:span text:style-name="T2">typedef</text:span><text:span text:style-name="T5"> number</text:span><text:span text:style-name="T4">&lt;</text:span><text:span text:style-name="T5">cpp_int_backend</text:span><text:span text:style-name="T4">&lt;&gt;</text:span><text:span text:style-name="T5"> </text:span><text:span text:style-name="T4">&gt;</text:span><text:span text:style-name="T5"> <text:s text:c="13"/>cpp_int</text:span><text:span text:style-name="T4">;</text:span><text:span text:style-name="T5"> <text:s text:c="3"/></text:span><text:span text:style-name="T3">// arbitrary precision integer</text:span></text:p>
            <text:p text:style-name="P3"><text:span text:style-name="T13"/></text:p>
            <text:p><text:span text:style-name="T12">// Fixed precision unsigned types:</text:span></text:p>
            <text:p text:style-name="P3"><text:span text:style-name="T2">typedef</text:span><text:span text:style-name="T5"> number</text:span><text:span text:style-name="T4">&lt;</text:span><text:span text:style-name="T5">cpp_int_backend</text:span><text:span text:style-name="T4">&lt;</text:span><text:span text:style-name="T7">128</text:span><text:span text:style-name="T6">,</text:span><text:span text:style-name="T5"> </text:span><text:span text:style-name="T7">128</text:span><text:span text:style-name="T6">,</text:span><text:span text:style-name="T5"> unsigned_magnitude</text:span><text:span text:style-name="T6">,</text:span><text:span text:style-name="T5"> unchecked</text:span><text:span text:style-name="T6">,</text:span><text:span text:style-name="T5"> </text:span><text:span text:style-name="T2">void</text:span><text:span text:style-name="T4">&gt;</text:span><text:span text:style-name="T5"> </text:span><text:span text:style-name="T4">&gt;</text:span><text:span text:style-name="T5"> <text:s text:c="2"/>uint128_t</text:span><text:span text:style-name="T4">;</text:span></text:p>
            <text:p text:style-name="P3"><text:span text:style-name="T2">typedef</text:span><text:span text:style-name="T5"> number</text:span><text:span text:style-name="T4">&lt;</text:span><text:span text:style-name="T5">cpp_int_backend</text:span><text:span text:style-name="T4">&lt;</text:span><text:span text:style-name="T7">256</text:span><text:span text:style-name="T6">,</text:span><text:span text:style-name="T5"> </text:span><text:span text:style-name="T7">256</text:span><text:span text:style-name="T6">,</text:span><text:span text:style-name="T5"> unsigned_magnitude</text:span><text:span text:style-name="T6">,</text:span><text:span text:style-name="T5"> unchecked</text:span><text:span text:style-name="T6">,</text:span><text:span text:style-name="T5"> </text:span><text:span text:style-name="T2">void</text:span><text:span text:style-name="T4">&gt;</text:span><text:span text:style-name="T5"> </text:span><text:span text:style-name="T4">&gt;</text:span><text:span text:style-name="T5"> <text:s text:c="2"/>uint256_t</text:span><text:span text:style-name="T4">;</text:span></text:p>
            <text:p text:style-name="P3"><text:span text:style-name="T13"/></text:p>
            <text:p><text:span text:style-name="T12">// Fixed precision signed types:</text:span></text:p>
            <text:p text:style-name="P3"><text:span text:style-name="T2">typedef</text:span><text:span text:style-name="T5"> number</text:span><text:span text:style-name="T4">&lt;</text:span><text:span text:style-name="T5">cpp_int_backend</text:span><text:span text:style-name="T4">&lt;</text:span><text:span text:style-name="T7">128</text:span><text:span text:style-name="T6">,</text:span><text:span text:style-name="T5"> </text:span><text:span text:style-name="T7">128</text:span><text:span text:style-name="T6">,</text:span><text:span text:style-name="T5"> signed_magnitude</text:span><text:span text:style-name="T6">,</text:span><text:span text:style-name="T5"> unchecked</text:span><text:span text:style-name="T6">,</text:span><text:span text:style-name="T5"> </text:span><text:span text:style-name="T2">void</text:span><text:span text:style-name="T4">&gt;</text:span><text:span text:style-name="T5"> </text:span><text:span text:style-name="T4">&gt;</text:span><text:span text:style-name="T5"> <text:s text:c="4"/>int128_t</text:span><text:span text:style-name="T4">;</text:span></text:p>
            <text:p text:style-name="P3"><text:span text:style-name="T2">typedef</text:span><text:span text:style-name="T5"> number</text:span><text:span text:style-name="T4">&lt;</text:span><text:span text:style-name="T5">cpp_int_backend</text:span><text:span text:style-name="T4">&lt;</text:span><text:span text:style-name="T7">256</text:span><text:span text:style-name="T6">,</text:span><text:span text:style-name="T5"> </text:span><text:span text:style-name="T7">256</text:span><text:span text:style-name="T6">,</text:span><text:span text:style-name="T5"> signed_magnitude</text:span><text:span text:style-name="T6">,</text:span><text:span text:style-name="T5"> unchecked</text:span><text:span text:style-name="T6">,</text:span><text:span text:style-name="T5"> </text:span><text:span text:style-name="T2">void</text:span><text:span text:style-name="T4">&gt;</text:span><text:span text:style-name="T5"> </text:span><text:span text:style-name="T4">&gt;</text:span><text:span text:style-name="T5"> <text:s text:c="4"/>int256_t</text:span><text:span text:style-name="T4">;</text:span></text:p>
            <text:p text:style-name="P3"><text:span text:style-name="T13"/></text:p>
            <text:p text:style-name="P3"><text:span text:style-name="T4">}}</text:span><text:span text:style-name="T5"> </text:span><text:span text:style-name="T3">// namespaces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pp_dec_float and cpp_bin_float backends</text:p>
          </draw:text-box>
        </draw:frame>
        <draw:frame presentation:style-name="pr4" draw:layer="layout" svg:width="22.174cm" svg:height="14.238cm" svg:x="4.826cm" svg:y="5.066cm" presentation:class="outline" presentation:user-transformed="true">
          <draw:text-box>
            <text:p><text:span text:style-name="T14">namespace</text:span><text:span text:style-name="T15"> boost</text:span><text:span text:style-name="T16">{</text:span><text:span text:style-name="T15"> </text:span><text:span text:style-name="T14">namespace</text:span><text:span text:style-name="T15"> multiprecision</text:span><text:span text:style-name="T16">{</text:span></text:p>
            <text:p><text:span text:style-name="T17"/></text:p>
            <text:p><text:span text:style-name="T14">template</text:span><text:span text:style-name="T18"> </text:span><text:span text:style-name="T16">&lt;</text:span><text:span text:style-name="T14">unsigned</text:span><text:span text:style-name="T18"> Digits10</text:span><text:span text:style-name="T19">,</text:span><text:span text:style-name="T18"> </text:span><text:span text:style-name="T14">class</text:span><text:span text:style-name="T18"> ExponentType </text:span><text:span text:style-name="T19">=</text:span><text:span text:style-name="T18"> boost</text:span><text:span text:style-name="T16">::</text:span><text:span text:style-name="T18">int32_t</text:span><text:span text:style-name="T19">,</text:span><text:span text:style-name="T18"> </text:span><text:span text:style-name="T14">class</text:span><text:span text:style-name="T18"> Allocator </text:span><text:span text:style-name="T19">=</text:span><text:span text:style-name="T18"> </text:span><text:span text:style-name="T14">void</text:span><text:span text:style-name="T16">&gt;</text:span></text:p>
            <text:p><text:span text:style-name="T14">class</text:span><text:span text:style-name="T18"> cpp_dec_float</text:span><text:span text:style-name="T16">;</text:span></text:p>
            <text:p><text:span text:style-name="T17"/></text:p>
            <text:p><text:span text:style-name="T14">template</text:span><text:span text:style-name="T18"> </text:span><text:span text:style-name="T16">&lt;</text:span><text:span text:style-name="T14">unsigned</text:span><text:span text:style-name="T18"> Digits</text:span><text:span text:style-name="T19">,</text:span><text:span text:style-name="T18"> digit_base_type base </text:span><text:span text:style-name="T19">=</text:span><text:span text:style-name="T18"> digit_base_10</text:span><text:span text:style-name="T19">,</text:span><text:span text:style-name="T18"> </text:span><text:span text:style-name="T14">class</text:span><text:span text:style-name="T18"> Allocator </text:span><text:span text:style-name="T19">=</text:span><text:span text:style-name="T18"> </text:span><text:span text:style-name="T14">void</text:span><text:span text:style-name="T19">,</text:span><text:span text:style-name="T18"> </text:span><text:span text:style-name="T14">class</text:span><text:span text:style-name="T18"> Exponent </text:span><text:span text:style-name="T19">=</text:span><text:span text:style-name="T18"> </text:span><text:span text:style-name="T14">int</text:span><text:span text:style-name="T19">,</text:span><text:span text:style-name="T18"> ExponentMin </text:span><text:span text:style-name="T19">=</text:span><text:span text:style-name="T18"> </text:span><text:span text:style-name="T20">0</text:span><text:span text:style-name="T19">,</text:span><text:span text:style-name="T18"> ExponentMax </text:span><text:span text:style-name="T19">=</text:span><text:span text:style-name="T18"> </text:span><text:span text:style-name="T20">0</text:span><text:span text:style-name="T16">&gt;</text:span></text:p>
            <text:p><text:span text:style-name="T14">class</text:span><text:span text:style-name="T18"> cpp_bin_float</text:span><text:span text:style-name="T16">;</text:span></text:p>
            <text:p><text:span text:style-name="T17"/></text:p>
            <text:p><text:span text:style-name="T14">typedef</text:span><text:span text:style-name="T18"> number</text:span><text:span text:style-name="T16">&lt;</text:span><text:span text:style-name="T18">cpp_bin_float</text:span><text:span text:style-name="T16">&lt;</text:span><text:span text:style-name="T20">50</text:span><text:span text:style-name="T16">&gt;</text:span><text:span text:style-name="T18"> </text:span><text:span text:style-name="T16">&gt;</text:span><text:span text:style-name="T18"> cpp_bin_float_50</text:span><text:span text:style-name="T16">;</text:span></text:p>
            <text:p><text:span text:style-name="T14">typedef</text:span><text:span text:style-name="T18"> number</text:span><text:span text:style-name="T16">&lt;</text:span><text:span text:style-name="T18">cpp_bin_float</text:span><text:span text:style-name="T16">&lt;</text:span><text:span text:style-name="T20">100</text:span><text:span text:style-name="T16">&gt;</text:span><text:span text:style-name="T18"> </text:span><text:span text:style-name="T16">&gt;</text:span><text:span text:style-name="T18"> cpp_bin_float_100</text:span><text:span text:style-name="T16">;</text:span></text:p>
            <text:p><text:span text:style-name="T17"/></text:p>
            <text:p><text:span text:style-name="T14">typedef</text:span><text:span text:style-name="T18"> number</text:span><text:span text:style-name="T16">&lt;</text:span><text:span text:style-name="T18">cpp_dec_float</text:span><text:span text:style-name="T16">&lt;</text:span><text:span text:style-name="T20">50</text:span><text:span text:style-name="T16">&gt;</text:span><text:span text:style-name="T18"> </text:span><text:span text:style-name="T16">&gt;</text:span><text:span text:style-name="T18"> cpp_dec_float_50</text:span><text:span text:style-name="T16">;</text:span></text:p>
            <text:p><text:span text:style-name="T14">typedef</text:span><text:span text:style-name="T18"> number</text:span><text:span text:style-name="T16">&lt;</text:span><text:span text:style-name="T18">cpp_dec_float</text:span><text:span text:style-name="T16">&lt;</text:span><text:span text:style-name="T20">100</text:span><text:span text:style-name="T16">&gt;</text:span><text:span text:style-name="T18"> </text:span><text:span text:style-name="T16">&gt;</text:span><text:span text:style-name="T18"> cpp_dec_float_100</text:span><text:span text:style-name="T16">;</text:span></text:p>
            <text:p><text:span text:style-name="T17"/></text:p>
            <text:p><text:span text:style-name="T16">}}</text:span><text:span text:style-name="T18"> </text:span><text:span text:style-name="T15">// namespaces</text:span></text:p>
            <text:p/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gmp backends</text:p>
          </draw:text-box>
        </draw:frame>
        <draw:frame presentation:style-name="pr4" draw:layer="layout" svg:width="22.174cm" svg:height="14.224cm" svg:x="4.826cm" svg:y="5.08cm" presentation:class="outline" presentation:user-transformed="true">
          <draw:text-box>
            <text:p><text:span text:style-name="T21">namespace</text:span><text:span text:style-name="T22"> boost{ </text:span><text:span text:style-name="T21">namespace</text:span><text:span text:style-name="T22"> multiprecision{</text:span></text:p>
            <text:p/>
            <text:p><text:span text:style-name="T21">template</text:span><text:span text:style-name="T23"> </text:span><text:span text:style-name="T22">&lt;</text:span><text:span text:style-name="T21">unsigned</text:span><text:span text:style-name="T23"> Digits10</text:span><text:span text:style-name="T22">&gt;</text:span></text:p>
            <text:p><text:span text:style-name="T21">class</text:span><text:span text:style-name="T23"> gmp_float</text:span><text:span text:style-name="T22">;</text:span></text:p>
            <text:p/>
            <text:p><text:span text:style-name="T21">typedef</text:span><text:span text:style-name="T23"> number</text:span><text:span text:style-name="T22">&lt;</text:span><text:span text:style-name="T23">gmp_float</text:span><text:span text:style-name="T22">&lt;</text:span><text:span text:style-name="T24">50</text:span><text:span text:style-name="T22">&gt;</text:span><text:span text:style-name="T23"> </text:span><text:span text:style-name="T22">&gt;</text:span><text:span text:style-name="T23"> <text:s text:c="5"/>mpf_float_50</text:span><text:span text:style-name="T22">;</text:span></text:p>
            <text:p><text:span text:style-name="T21">typedef</text:span><text:span text:style-name="T23"> number</text:span><text:span text:style-name="T22">&lt;</text:span><text:span text:style-name="T23">gmp_float</text:span><text:span text:style-name="T22">&lt;</text:span><text:span text:style-name="T24">100</text:span><text:span text:style-name="T22">&gt;</text:span><text:span text:style-name="T23"> </text:span><text:span text:style-name="T22">&gt;</text:span><text:span text:style-name="T23"> <text:s text:c="3"/>mpf_float_100</text:span><text:span text:style-name="T22">;</text:span></text:p>
            <text:p><text:span text:style-name="T21">typedef</text:span><text:span text:style-name="T23"> number</text:span><text:span text:style-name="T22">&lt;</text:span><text:span text:style-name="T23">gmp_float</text:span><text:span text:style-name="T22">&lt;</text:span><text:span text:style-name="T24">500</text:span><text:span text:style-name="T22">&gt;</text:span><text:span text:style-name="T23"> </text:span><text:span text:style-name="T22">&gt;</text:span><text:span text:style-name="T23"> <text:s text:c="3"/>mpf_float_500</text:span><text:span text:style-name="T22">;</text:span></text:p>
            <text:p><text:span text:style-name="T21">typedef</text:span><text:span text:style-name="T23"> number</text:span><text:span text:style-name="T22">&lt;</text:span><text:span text:style-name="T23">gmp_float</text:span><text:span text:style-name="T22">&lt;</text:span><text:span text:style-name="T24">1000</text:span><text:span text:style-name="T22">&gt;</text:span><text:span text:style-name="T23"> </text:span><text:span text:style-name="T22">&gt;</text:span><text:span text:style-name="T23"> <text:s/>mpf_float_1000</text:span><text:span text:style-name="T22">;</text:span></text:p>
            <text:p><text:span text:style-name="T21">typedef</text:span><text:span text:style-name="T23"> number</text:span><text:span text:style-name="T22">&lt;</text:span><text:span text:style-name="T23">gmp_float</text:span><text:span text:style-name="T22">&lt;</text:span><text:span text:style-name="T24">0</text:span><text:span text:style-name="T22">&gt;</text:span><text:span text:style-name="T23"> </text:span><text:span text:style-name="T22">&gt;</text:span><text:span text:style-name="T23"> <text:s text:c="7"/>mpf_float</text:span><text:span text:style-name="T22">;</text:span></text:p>
            <text:p/>
            <text:p><text:span text:style-name="T22">}}</text:span><text:span text:style-name="T23"> </text:span><text:span text:style-name="T25">// namespaces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1" svg:font-family="'Lohit Hindi'" style:font-family-generic="modern" style:font-pitch="fixed"/>
    <style:font-face style:name="Cabin" svg:font-family="Cabin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ejaVu Sans1" svg:font-family="'DejaVu Sans'" style:font-family-generic="swiss" style:font-pitch="variable"/>
    <style:font-face style:name="Droid Sans Hebrew" svg:font-family="'Droid Sans Hebre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3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Lohit Hindi1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" style:font-family-asian="'Lohit Hindi'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3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3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3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kineev </meta:initial-creator>
    <meta:creation-date>2014-04-06T00:34:31.105770569</meta:creation-date>
    <dc:date>2014-04-09T04:00:28.557209943</dc:date>
    <dc:creator>bikineev </dc:creator>
    <meta:editing-duration>P3DT2H30M58S</meta:editing-duration>
    <meta:editing-cycles>6</meta:editing-cycles>
    <meta:generator>LibreOffice/4.1.3.2$Linux_x86 LibreOffice_project/410m0$Build-2</meta:generator>
    <meta:document-statistic meta:object-count="60"/>
  </office:meta>
</office:document-meta>
</file>